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c9211e" loext:opacity="100%" style:font-name="Lucida Sans1" fo:font-size="14pt" fo:letter-spacing="normal" fo:font-style="normal" fo:font-weight="bold" style:font-size-asian="14pt" style:font-weight-asian="bold" style:font-size-complex="14pt" style:font-weight-complex="bold"/>
    </style:style>
    <style:style style:name="P2" style:family="paragraph" style:parent-style-name="Heading_20_2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c9211e" loext:opacity="100%" style:font-name="Lucida Sans1" fo:font-size="14pt" fo:letter-spacing="normal" fo:font-style="normal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c9211e" loext:opacity="100%" style:font-name="Lucida Sans1" fo:font-size="14pt" fo:letter-spacing="normal" fo:font-style="normal" fo:font-weight="bold" officeooo:rsid="00188a51" officeooo:paragraph-rsid="00188a51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444444" loext:opacity="100%" style:font-name="Lucida Sans1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444444" loext:opacity="100%" style:font-name="Lucida Sans1" fo:font-size="12pt" fo:letter-spacing="normal" fo:font-style="normal" fo:font-weight="normal" officeooo:paragraph-rsid="001bf25e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444444" loext:opacity="100%" style:font-name="Lucida Sans1" fo:font-size="12pt" fo:letter-spacing="normal" fo:font-style="normal" fo:font-weight="normal" officeooo:paragraph-rsid="00188a51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444444" loext:opacity="100%" style:font-name="Lucida Sans1" fo:font-size="12pt" fo:letter-spacing="normal" fo:font-style="normal" fo:font-weight="normal" officeooo:paragraph-rsid="00188a51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444444" loext:opacity="100%" style:font-name="Lucida Sans1" fo:font-size="12pt" fo:letter-spacing="normal" fo:font-style="normal" fo:font-weight="normal" officeooo:paragraph-rsid="00188a51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444444" loext:opacity="100%" style:font-name="Lucida Sans1" fo:font-size="12pt" fo:letter-spacing="normal" fo:font-style="normal" fo:font-weight="normal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188a51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188a51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Lucida Sans1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Lucida Sans1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Lucida Sans1" officeooo:paragraph-rsid="001bf25e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Lucida Sans1" officeooo:paragraph-rsid="001cc583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Lucida Sans1" fo:font-size="12pt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Lucida Sans1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Lucida Sans1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Lucida Sans1" fo:font-weight="bold" officeooo:rsid="00204c07" officeooo:paragraph-rsid="00204c07" style:font-weight-asian="bold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officeooo:paragraph-rsid="001cc583"/>
    </style:style>
    <style:style style:name="P23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fo:color="#c9211e" loext:opacity="100%" style:font-name="Lucida Sans1" fo:font-size="14pt" fo:font-weight="bold" style:font-size-asian="14pt" style:font-weight-asian="bold" style:font-size-complex="14pt" style:font-weight-complex="bold"/>
    </style:style>
    <style:style style:name="P24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444444" loext:opacity="100%" style:font-name="Lucida Sans1" fo:font-size="12pt" fo:letter-spacing="normal" fo:font-style="normal" fo:font-weight="normal" officeooo:paragraph-rsid="00188a51" style:font-size-asian="12pt" style:font-size-complex="12pt"/>
    </style:style>
    <style:style style:name="P25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444444" loext:opacity="100%" style:font-name="Lucida Sans1" fo:font-size="12pt" fo:letter-spacing="normal" fo:font-style="normal" fo:font-weight="normal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0188a51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c9211e" loext:opacity="100%" fo:font-size="14pt" fo:font-weight="bold" officeooo:rsid="00231290" officeooo:paragraph-rsid="00231290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444444" loext:opacity="100%" style:font-name="Lucida Sans1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444444" loext:opacity="100%" style:font-name="Lucida Sans1" fo:font-size="12pt" fo:letter-spacing="normal" fo:font-style="normal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fo:color="#444444" loext:opacity="100%" style:font-name="Lucida Sans1" fo:font-size="12pt" fo:letter-spacing="normal" fo:font-style="normal" fo:font-weight="normal" officeooo:rsid="00188a51" style:font-size-asian="12pt" style:font-size-complex="12pt"/>
    </style:style>
    <style:style style:name="T4" style:family="text">
      <style:text-properties fo:font-variant="normal" fo:text-transform="none" fo:color="#444444" loext:opacity="100%" style:font-name="Lucida Sans1" fo:font-size="12pt" fo:letter-spacing="normal" fo:font-style="normal" fo:font-weight="normal" officeooo:rsid="001cc583" style:font-size-asian="12pt" style:font-size-complex="12pt"/>
    </style:style>
    <style:style style:name="T5" style:family="text">
      <style:text-properties fo:font-variant="normal" fo:text-transform="none" fo:color="#444444" loext:opacity="100%" style:font-name="Lucida Sans1" fo:font-size="12pt" fo:letter-spacing="normal" fo:font-style="normal" style:font-size-asian="12pt" style:font-size-complex="12pt"/>
    </style:style>
    <style:style style:name="T6" style:family="text">
      <style:text-properties fo:font-variant="normal" fo:text-transform="none" fo:color="#444444" loext:opacity="100%" style:font-name="Lucida Sans1" fo:font-size="12pt" fo:letter-spacing="normal" officeooo:rsid="00188a51" style:font-size-asian="12pt" style:font-size-complex="12pt"/>
    </style:style>
    <style:style style:name="T7" style:family="text">
      <style:text-properties fo:font-variant="normal" fo:text-transform="none" fo:color="#444444" loext:opacity="100%" style:font-name="Lucida Sans1" fo:font-size="40pt" fo:letter-spacing="normal" fo:font-style="normal" fo:font-weight="normal" style:font-size-asian="40pt" style:font-size-complex="40pt" loext:padding="0cm" loext:border="none"/>
    </style:style>
    <style:style style:name="T8" style:family="text">
      <style:text-properties fo:font-variant="normal" fo:text-transform="none" fo:color="#444444" loext:opacity="100%" style:font-name="Lucida Sans1" fo:letter-spacing="normal" fo:font-style="normal"/>
    </style:style>
    <style:style style:name="T9" style:family="text">
      <style:text-properties fo:font-variant="normal" fo:text-transform="none" fo:color="#666666" loext:opacity="100%" style:font-name="Lucida Sans1" fo:font-size="12pt" fo:letter-spacing="normal" fo:font-style="normal" fo:font-weight="normal" fo:background-color="#eeeeee" loext:char-shading-value="0" style:font-size-asian="12pt" style:font-size-complex="12pt" loext:padding-left="0.088cm" loext:padding-right="0cm" loext:padding-top="0.049cm" loext:padding-bottom="0.049cm" loext:border-left="0.06pt solid #dddddd" loext:border-right="none" loext:border-top="0.06pt solid #dddddd" loext:border-bottom="0.06pt solid #dddddd"/>
    </style:style>
    <style:style style:name="T10" style:family="text">
      <style:text-properties fo:font-variant="normal" fo:text-transform="none" style:font-name="Lucida Sans1" fo:letter-spacing="normal" fo:font-style="normal"/>
    </style:style>
    <style:style style:name="T11" style:family="text">
      <style:text-properties fo:color="#444444" loext:opacity="100%" style:font-name="Lucida Sans1" fo:font-size="12pt" fo:letter-spacing="normal" fo:font-weight="normal" style:font-size-asian="12pt" style:font-size-complex="12pt" loext:padding="0cm" loext:border="none"/>
    </style:style>
    <style:style style:name="T12" style:family="text">
      <style:text-properties style:font-name="Lucida Sans1" fo:font-size="12pt" style:font-size-asian="12pt" style:font-size-complex="12pt"/>
    </style:style>
    <style:style style:name="T13" style:family="text">
      <style:text-properties officeooo:rsid="001a8547"/>
    </style:style>
    <style:style style:name="T14" style:family="text">
      <style:text-properties officeooo:rsid="001bf25e"/>
    </style:style>
    <style:style style:name="T15" style:family="text">
      <style:text-properties officeooo:rsid="001cc583"/>
    </style:style>
    <style:style style:name="T16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c9211e" loext:opacity="100%" fo:font-size="14pt" fo:font-weight="bold" officeooo:rsid="001a8547" style:font-size-asian="14pt" style:font-weight-asian="bold" style:font-size-complex="14pt" style:font-weight-complex="bold"/>
    </style:style>
    <style:style style:name="T18" style:family="text">
      <style:text-properties officeooo:rsid="001e3491"/>
    </style:style>
    <style:style style:name="T19" style:family="text">
      <style:text-properties officeooo:rsid="001ecb3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53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Strong_20_Emphasis"><text:span text:style-name="T7">Markdown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Markdown </text:span></text:span><text:span text:style-name="T1">é uma ferramenta de conversão de </text:span><text:span text:style-name="Emphasis"><text:span text:style-name="T11">text-to-HTML</text:span></text:span><text:span text:style-name="T1">. Com ele é possível você marcar títulos, listas, etc., de forma muito mais limpa, legível e precisa, do que se fosse fazer com HTML.</text:span><text:span text:style-name="T12"> </text:span></text:p>
      <text:p text:style-name="P18"/>
      <text:p text:style-name="P12"><text:span text:style-name="T1">No </text:span><text:span text:style-name="Strong_20_Emphasis"><text:span text:style-name="T2">Github </text:span></text:span><text:span text:style-name="T6">é possivel</text:span><text:span text:style-name="T1"> usar no </text:span><text:span text:style-name="Emphasis"><text:span text:style-name="T11">README.md</text:span></text:span><text:span text:style-name="T1">, que é um arquivo que fica na raiz do projeto, e é renderizado pelo </text:span><text:span text:style-name="Strong_20_Emphasis"><text:span text:style-name="T2">Github </text:span></text:span><text:span text:style-name="T1">abaixo da lista de arquivos. </text:span></text:p>
      <text:p text:style-name="P6"/>
      <text:p text:style-name="P13"><text:span text:style-name="Strong_20_Emphasis"><text:span text:style-name="T2">Markdown </text:span></text:span><text:span text:style-name="T1">serve basicamente para escrever textos. Como toda ferramenta, ele tem algumas desvantagens com relação </text:span><text:span text:style-name="T4">a</text:span><text:span text:style-name="T1"> escrever em HTML:</text:span></text:p>
      <text:p text:style-name="P7"/>
      <text:list xml:id="list3374477564" text:style-name="L1">
        <text:list-item>
          <text:p text:style-name="P24">Você não consegue colocar atributos nos elementos (class, id, title, etc.), além dos poucos que ele permite por padrão;</text:p>
        </text:list-item>
        <text:list-item>
          <text:p text:style-name="P24">Você não tem muito controle para fazer aninhamento de tags.</text:p>
        </text:list-item>
      </text:list>
      <text:list xml:id="list1427188103" text:style-name="L2">
        <text:list-header>
          <text:p text:style-name="P25"/>
        </text:list-header>
      </text:list>
      <text:p text:style-name="P11"><text:span text:style-name="T1">Por isso é importante frisar que o uso do </text:span><text:span text:style-name="Strong_20_Emphasis"><text:span text:style-name="T2">Markdown </text:span></text:span><text:span text:style-name="T1">deve ser especificamente para a escrita de textos, artigos de blog, etc. Não é para simplesmente usá-lo no lugar do HTML!</text:span></text:p>
      <text:p text:style-name="P9"/>
      <text:p text:style-name="P26"><text:span text:style-name="T3">Para</text:span><text:span text:style-name="T1"> criar um arquivo </text:span><text:span text:style-name="Strong_20_Emphasis"><text:span text:style-name="T2">Markdown</text:span></text:span><text:span text:style-name="T1"> </text:span><text:span text:style-name="T4">utilize</text:span><text:span text:style-name="T1"> uma dessas extensões: mark, markdown, md, mdml, mdown, text, mdtext, mdtxt, mdwn, mkd, mkdn. Entre essas, a mais utilizada é a _md_. Crie um arquivo com uma dessas extensões e você já estará apto para começar a escrever em </text:span><text:span text:style-name="Strong_20_Emphasis"><text:span text:style-name="T2">Markdown</text:span></text:span><text:span text:style-name="T1">!</text:span></text:p>
      <text:p text:style-name="P26"><text:span text:style-name="T1"/></text:p>
      <text:p text:style-name="P27"><text:span text:style-name="T10">Comandos ou tags</text:span></text:p>
      <text:p text:style-name="P8"/>
      <text:p text:style-name="P3">Títulos (&lt;h1&gt; a &lt;h6&gt;)</text:p>
      <text:p text:style-name="P9"/>
      <text:p text:style-name="P12"><text:span text:style-name="T1">Para marcar um título, você vai usar </text:span><text:span text:style-name="Source_20_Text"><text:span text:style-name="T9"># </text:span></text:span><text:span text:style-name="T1">a quantidade de vezes que representará o nível do título. Exemplo </text:span></text:p>
      <text:p text:style-name="P19"/>
      <text:p text:style-name="P20"><text:tab/># Título nível 1</text:p>
      <text:p text:style-name="P20"><text:tab/>## Título nível 2</text:p>
      <text:p text:style-name="P20"><text:tab/>### Título nível 3</text:p>
      <text:p text:style-name="P20"><text:tab/>#### Título nível 4</text:p>
      <text:p text:style-name="P20"><text:tab/>##### Título nível 5</text:p>
      <text:p text:style-name="P20"><text:tab/>###### Título nível 6</text:p>
      <text:p text:style-name="P10"/>
      <text:h text:style-name="P1" text:outline-level="2"><text:bookmark text:name="Paragrafos-e-quebras-de-linha-lt-p-gt-e-lt-br-gt"/>Parágrafos e quebras de linha (&lt;&gt; <text:span text:style-name="T13">e &lt;br /&gt;)</text:span></text:h>
      <text:p text:style-name="P10"/>
      <text:p text:style-name="P14">Para gerar parágrafos, basta você escrever o texto em uma linha:</text:p>
      <text:p text:style-name="P14"/>
      <text:p text:style-name="P15"><text:tab/>Este é um parágrafo.</text:p>
      <text:p text:style-name="P15"><text:tab/><text:tab/><text:tab/><text:tab/><text:tab/><text:span text:style-name="T18">(Linha em branco </text:span><text:span text:style-name="T19">para separar</text:span><text:span text:style-name="T18">)</text:span></text:p>
      <text:p text:style-name="P15"><text:soft-page-break/><text:tab/>Este é outro parágrafo. <text:s/><text:span text:style-name="T18">(Dois espaços no final da linha, quebra a linha)</text:span></text:p>
      <text:p text:style-name="P15"><text:tab/><text:span text:style-name="T18">Nova linha.</text:span></text:p>
      <text:p text:style-name="P15"><text:span text:style-name="T16">Ênfase (&lt;</text:span><text:span text:style-name="T17">strong&gt; e &lt;em&gt;)</text:span></text:p>
      <text:p text:style-name="P15"/>
      <text:p text:style-name="P15">Para enfatizar uma palavra (&lt;em&gt;), usamos um * ou _:</text:p>
      <text:p text:style-name="P15"/>
      <text:p text:style-name="P15"><text:tab/>Java é _<text:span text:style-name="T13">hot</text:span>_!</text:p>
      <text:p text:style-name="P15"/>
      <text:p text:style-name="P15"><text:tab/>Java é *<text:span text:style-name="T13">hot</text:span>*!</text:p>
      <text:p text:style-name="P15"/>
      <text:p text:style-name="P15">Para dar forte ênfase em palavras (&lt;strong&gt;), você usa dois ** ou __:</text:p>
      <text:p text:style-name="P15"/>
      <text:p text:style-name="P15"><text:span text:style-name="T13"><text:tab/>SQL</text:span> é <text:span text:style-name="T13">muito</text:span> **<text:span text:style-name="T13">legal</text:span>**.</text:p>
      <text:p text:style-name="P15"/>
      <text:p text:style-name="P15"><text:tab/>__<text:span text:style-name="T13">SQL</text:span>__ é <text:span text:style-name="T13">muito </text:span><text:s/>__<text:span text:style-name="T13">legal</text:span>__.</text:p>
      <text:p text:style-name="P15"/>
      <text:h text:style-name="P2" text:outline-level="2"><text:bookmark text:name="Links-lt-a-gt"/>Links (&lt;<text:span text:style-name="T14">a&gt;)</text:span></text:h>
      <text:p text:style-name="P4"/>
      <text:p text:style-name="P4">Para gerar links, você usa [](). Dentro dos colchetes você coloca o texto do link, e dentro dos parênteses, você coloca a URL:</text:p>
      <text:p text:style-name="P4"/>
      <text:p text:style-name="P4"><text:tab/>[<text:span text:style-name="T14">Google</text:span>](<text:a xlink:type="simple" xlink:href="https://www.google.com.br/" text:style-name="Internet_20_link" text:visited-style-name="Visited_20_Internet_20_Link">https://</text:a><text:a xlink:type="simple" xlink:href="https://www.google.com.br/" text:style-name="Internet_20_link" text:visited-style-name="Visited_20_Internet_20_Link"><text:span text:style-name="T14">www.google</text:span></text:a><text:a xlink:type="simple" xlink:href="https://www.google.com.br/" text:style-name="Internet_20_link" text:visited-style-name="Visited_20_Internet_20_Link">.com.br</text:a>)</text:p>
      <text:p text:style-name="P5"><text:tab/>[<text:span text:style-name="T14">Google</text:span>](<text:a xlink:type="simple" xlink:href="https://www.google.com.br/" text:style-name="Internet_20_link" text:visited-style-name="Visited_20_Internet_20_Link">https://</text:a><text:a xlink:type="simple" xlink:href="https://www.google.com.br/" text:style-name="Internet_20_link" text:visited-style-name="Visited_20_Internet_20_Link"><text:span text:style-name="T14">www.google</text:span></text:a><text:a xlink:type="simple" xlink:href="https://www.google.com.br/" text:style-name="Internet_20_link" text:visited-style-name="Visited_20_Internet_20_Link">.com.br</text:a> "Clique e <text:span text:style-name="T14">faça sua busca</text:span> agora!")</text:p>
      <text:p text:style-name="P15"/>
      <text:p text:style-name="P23">Links automáticos</text:p>
      <text:p text:style-name="P15"/>
      <text:p text:style-name="P15">Se o texto do seu link é o próprio link, você pode envolvê-lo entre &lt; e &gt;, que o link será gerado automaticamente:</text:p>
      <text:p text:style-name="P15"/>
      <text:p text:style-name="P15"><text:tab/>&lt;<text:a xlink:type="simple" xlink:href="https://www.google.com.br/" text:style-name="Internet_20_link" text:visited-style-name="Visited_20_Internet_20_Link">https://www.google.com.br</text:a>&gt;</text:p>
      <text:p text:style-name="P15"/>
      <text:p text:style-name="P23">Blocos de citação (&lt;<text:span text:style-name="T14">blockquote&gt;)</text:span></text:p>
      <text:p text:style-name="P15"/>
      <text:p text:style-name="P15">Para criar blocos de citação, você usa o sinal de &gt;:</text:p>
      <text:p text:style-name="P15"/>
      <text:p text:style-name="P15"><text:tab/>&gt; Esse é um bloco de citação.</text:p>
      <text:p text:style-name="P15"><text:tab/>&gt; Ele pode ter várias linhas por parágrafo.</text:p>
      <text:p text:style-name="P15"><text:tab/>&gt;</text:p>
      <text:p text:style-name="P15"><text:tab/>&gt; Inclusive, dando um espaço, você tem um novo parágrafo.</text:p>
      <text:p text:style-name="P15"/>
      <text:p text:style-name="P23">Listas (&lt;ul&gt; e &lt;ol&gt;)</text:p>
      <text:p text:style-name="P15"/>
      <text:p text:style-name="P15">Para listas não ordenadas (&lt;ul&gt;), você pode usar *, + ou -. Veja:</text:p>
      <text:p text:style-name="P15"/>
      <text:p text:style-name="P15"><text:tab/>* Item 1</text:p>
      <text:p text:style-name="P15"><text:tab/>* Item 2</text:p>
      <text:p text:style-name="P16"><text:tab/>* Item 3</text:p>
      <text:p text:style-name="P15"/>
      <text:p text:style-name="P15"><text:tab/>+ Item 1</text:p>
      <text:p text:style-name="P15"><text:soft-page-break/><text:tab/>+ Item 2</text:p>
      <text:p text:style-name="P16"><text:tab/>+ Item 3</text:p>
      <text:p text:style-name="P15"/>
      <text:p text:style-name="P15"><text:tab/>- Item 1</text:p>
      <text:p text:style-name="P15"><text:tab/>- Item 2</text:p>
      <text:p text:style-name="P15"><text:tab/>- Item 3</text:p>
      <text:p text:style-name="P15"/>
      <text:p text:style-name="P15">E para listas ordenadas, você usa o número, seguido de ponto:</text:p>
      <text:p text:style-name="P15"/>
      <text:p text:style-name="P15"><text:tab/>1. Item 1</text:p>
      <text:p text:style-name="P15"><text:tab/>2. Item 2</text:p>
      <text:p text:style-name="P15"><text:tab/>3. Item 3</text:p>
      <text:p text:style-name="P15"/>
      <text:p text:style-name="P23">Imagens (&lt;img /&gt;)</text:p>
      <text:p text:style-name="P15"/>
      <text:p text:style-name="P15">Geração de imagens é bem parecido com a geração de links: você só precisa adicionar uma ! no início. E o texto que você coloca entre os colchetes, é usado como alt na imagem:</text:p>
      <text:p text:style-name="P15"/>
      <text:p text:style-name="P16">![<text:span text:style-name="T15">M</text:span>arkdown](https://miro.medium.com/max/4800/1*zv16_HpmtjBQ3QfObwGkiA.jpeg)</text:p>
      <text:p text:style-name="P16"/>
      <text:p text:style-name="P17">![<text:span text:style-name="T15">M</text:span>arkdown](https://miro.medium.com/max/4800/1*zv16_HpmtjBQ3QfObwGkiA.jpeg “<text:span text:style-name="T15">Logo</text:span>”)</text:p>
      <text:p text:style-name="P16"/>
      <text:p text:style-name="P21">Fonte: https://blog.da2k.com.br/2015/02/08/aprenda-markdown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2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6T11:05:23.515000000</meta:creation-date>
    <dc:date>2022-10-06T13:40:33.100000000</dc:date>
    <meta:editing-duration>PT29M7S</meta:editing-duration>
    <meta:editing-cycles>8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64" meta:word-count="529" meta:character-count="3110" meta:non-whitespace-character-count="2605"/>
  </office:meta>
</office:document-meta>
</file>